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8.28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par_20_Fournisseur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Excel_5f_BuiltIn_5f_Comma" style:data-style-name="N4">
      <style:table-cell-properties style:glyph-orientation-vertical="0" fo:border-bottom="2.49pt double-thin #000000" style:border-line-width-bottom="0.018cm 0.053cm 0.018cm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r Fourni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OCTOBRE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RAQ</text:p>
          </table:table-cell>
          <table:table-cell table:style-name="ce5" office:value-type="string" calcext:value-type="string">
            <text:p>997863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399.29" calcext:value-type="float">
            <text:p>399,29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PORTIVE MONTREAL CONCORDIA</text:p>
          </table:table-cell>
          <table:table-cell table:style-name="ce5" office:value-type="string" calcext:value-type="string">
            <text:p>995103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QUIPEMENTS DE RESTAURANT DE L'EST INC</text:p>
          </table:table-cell>
          <table:table-cell table:style-name="ce5" office:value-type="string" calcext:value-type="string">
            <text:p>996906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10421.89" calcext:value-type="float">
            <text:p>10 421,8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NDUSTRIES GARANTIES LIMITEE</text:p>
          </table:table-cell>
          <table:table-cell table:style-name="ce5" office:value-type="string" calcext:value-type="string">
            <text:p>1000826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3536.53" calcext:value-type="float">
            <text:p>3 536,5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JEAN LEGARE LTEE</text:p>
          </table:table-cell>
          <table:table-cell table:style-name="ce5" office:value-type="string" calcext:value-type="string">
            <text:p>971485</text:p>
          </table:table-cell>
          <table:table-cell table:style-name="ce6" office:value-type="float" office:value="41913" calcext:value-type="float">
            <text:p>01/10/14</text:p>
          </table:table-cell>
          <table:table-cell table:style-name="ce7" office:value-type="float" office:value="431.79" calcext:value-type="float">
            <text:p>431,7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6014</text:p>
          </table:table-cell>
          <table:table-cell table:style-name="ce6" office:value-type="float" office:value="41913" calcext:value-type="float">
            <text:p>01/10/14</text:p>
          </table:table-cell>
          <table:table-cell table:style-name="ce7" office:value-type="float" office:value="10.69" calcext:value-type="float">
            <text:p>10,6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AQUEST DESIGN</text:p>
          </table:table-cell>
          <table:table-cell table:style-name="ce5" office:value-type="string" calcext:value-type="string">
            <text:p>1000931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table:formula="of:=1396.98+7068.88" office:value-type="float" office:value="8465.86" calcext:value-type="float">
            <text:p>8 465,8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5582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2004.16" calcext:value-type="float">
            <text:p>2 004,1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SOCIATION DU QUEBEC POUR ENFANTS AVEC PROBLEMES AUDITIFS (A.Q.E.P.A.) MONTREAL</text:p>
          </table:table-cell>
          <table:table-cell table:style-name="ce5" office:value-type="string" calcext:value-type="string">
            <text:p>996285</text:p>
          </table:table-cell>
          <table:table-cell table:style-name="ce6" office:value-type="float" office:value="41922" calcext:value-type="float">
            <text:p>10/10/14</text:p>
          </table:table-cell>
          <table:table-cell table:style-name="ce7" office:value-type="float" office:value="175" calcext:value-type="float">
            <text:p>175,00</text:p>
          </table:table-cell>
          <table:table-cell/>
          <table:table-cell office:value-type="string" calcext:value-type="string">
            <text:p>EVE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IBLIOFICHE</text:p>
          </table:table-cell>
          <table:table-cell table:style-name="ce5" office:value-type="string" calcext:value-type="string">
            <text:p>993835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1407.57" calcext:value-type="float">
            <text:p>1 407,5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IBLIO RPL LTEE</text:p>
          </table:table-cell>
          <table:table-cell table:style-name="ce5" office:value-type="string" calcext:value-type="string">
            <text:p>996355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191.57" calcext:value-type="float">
            <text:p>191,5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YER, JEAN-FRANCOIS</text:p>
          </table:table-cell>
          <table:table-cell table:style-name="ce5" office:value-type="string" calcext:value-type="string">
            <text:p>1000774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61.84" calcext:value-type="float">
            <text:p>61,8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ULT &amp; BOUTHILLIER LTEE</text:p>
          </table:table-cell>
          <table:table-cell table:style-name="ce5" office:value-type="string" calcext:value-type="string">
            <text:p>1000920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92.25" calcext:value-type="float">
            <text:p>92,2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463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table:formula="of:=218+563.54" office:value-type="float" office:value="781.54" calcext:value-type="float">
            <text:p>781,5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ODART CANADA COMPAGNY</text:p>
          </table:table-cell>
          <table:table-cell table:style-name="ce5" office:value-type="string" calcext:value-type="string">
            <text:p>995877</text:p>
          </table:table-cell>
          <table:table-cell table:style-name="ce6" office:value-type="float" office:value="41921" calcext:value-type="float">
            <text:p>09/10/14</text:p>
          </table:table-cell>
          <table:table-cell table:style-name="ce7" office:value-type="float" office:value="359.88" calcext:value-type="float">
            <text:p>359,8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955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341.2" calcext:value-type="float">
            <text:p>341,2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1000534</text:p>
          </table:table-cell>
          <table:table-cell table:style-name="ce6" office:value-type="float" office:value="41942" calcext:value-type="float">
            <text:p>30/10/14</text:p>
          </table:table-cell>
          <table:table-cell table:style-name="ce7" office:value-type="float" office:value="266.97" calcext:value-type="float">
            <text:p>266,9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RR MCLEAN LIMITED</text:p>
          </table:table-cell>
          <table:table-cell table:style-name="ce5" office:value-type="string" calcext:value-type="string">
            <text:p>996379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60.22" calcext:value-type="float">
            <text:p>60,2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957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2849.61" calcext:value-type="float">
            <text:p>2 849,61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MBEROT, ROBERT</text:p>
          </table:table-cell>
          <table:table-cell table:style-name="ce5" office:value-type="string" calcext:value-type="string">
            <text:p>1000867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91.47" calcext:value-type="float">
            <text:p>91,4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158</text:p>
          </table:table-cell>
          <table:table-cell table:style-name="ce6" office:value-type="float" office:value="41922" calcext:value-type="float">
            <text:p>10/10/14</text:p>
          </table:table-cell>
          <table:table-cell table:style-name="ce7" office:value-type="float" office:value="71.05" calcext:value-type="float">
            <text:p>71,0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DUCAZOO INC.</text:p>
          </table:table-cell>
          <table:table-cell table:style-name="ce5" office:value-type="string" calcext:value-type="string">
            <text:p>996415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311.13" calcext:value-type="float">
            <text:p>311,13</text:p>
          </table:table-cell>
          <table:table-cell/>
          <table:table-cell office:value-type="string" calcext:value-type="string">
            <text:p>EVE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BALLAGE PAK TEK INC.</text:p>
          </table:table-cell>
          <table:table-cell table:style-name="ce5" office:value-type="string" calcext:value-type="string">
            <text:p>1000572</text:p>
          </table:table-cell>
          <table:table-cell table:style-name="ce6" office:value-type="float" office:value="41942" calcext:value-type="float">
            <text:p>30/10/14</text:p>
          </table:table-cell>
          <table:table-cell table:style-name="ce7" office:value-type="float" office:value="549.66" calcext:value-type="float">
            <text:p>549,66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ARCHAMBAULT</text:p>
          </table:table-cell>
          <table:table-cell table:style-name="ce5" office:value-type="string" calcext:value-type="string">
            <text:p>997693</text:p>
          </table:table-cell>
          <table:table-cell table:style-name="ce6" office:value-type="float" office:value="41932" calcext:value-type="float">
            <text:p>20/10/14</text:p>
          </table:table-cell>
          <table:table-cell table:style-name="ce7" office:value-type="float" office:value="511.38" calcext:value-type="float">
            <text:p>511,3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PTIMUM ABC</text:p>
          </table:table-cell>
          <table:table-cell table:style-name="ce5" office:value-type="string" calcext:value-type="string">
            <text:p>994467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242.16" calcext:value-type="float">
            <text:p>242,1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STITUT SUPERIEUR DE GESTION</text:p>
          </table:table-cell>
          <table:table-cell table:style-name="ce5" office:value-type="string" calcext:value-type="string">
            <text:p>996163</text:p>
          </table:table-cell>
          <table:table-cell table:style-name="ce6" office:value-type="float" office:value="41922" calcext:value-type="float">
            <text:p>10/10/14</text:p>
          </table:table-cell>
          <table:table-cell table:style-name="ce7" office:value-type="float" office:value="81.91" calcext:value-type="float">
            <text:p>81,9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INER, TANIS</text:p>
          </table:table-cell>
          <table:table-cell table:style-name="ce5" office:value-type="string" calcext:value-type="string">
            <text:p>994810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41.81" calcext:value-type="float">
            <text:p>41,81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 MUSEE DES MAITRES ET ARTISANS DU QUEBEC</text:p>
          </table:table-cell>
          <table:table-cell table:style-name="ce5" office:value-type="string" calcext:value-type="string">
            <text:p>996426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150" calcext:value-type="float">
            <text:p>150,00</text:p>
          </table:table-cell>
          <table:table-cell/>
          <table:table-cell office:value-type="string" calcext:value-type="string">
            <text:p>EVE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SCIENTIFINES</text:p>
          </table:table-cell>
          <table:table-cell table:style-name="ce5" office:value-type="string" calcext:value-type="string">
            <text:p>996420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150" calcext:value-type="float">
            <text:p>150,00</text:p>
          </table:table-cell>
          <table:table-cell/>
          <table:table-cell office:value-type="string" calcext:value-type="string">
            <text:p>EVE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JEAN LEGARE LTEE</text:p>
          </table:table-cell>
          <table:table-cell table:style-name="ce5" office:value-type="string" calcext:value-type="string">
            <text:p>988787</text:p>
          </table:table-cell>
          <table:table-cell table:style-name="ce6" office:value-type="float" office:value="41913" calcext:value-type="float">
            <text:p>01/10/14</text:p>
          </table:table-cell>
          <table:table-cell table:style-name="ce7" office:value-type="float" office:value="31.49" calcext:value-type="float">
            <text:p>31,49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IN, PIERRE</text:p>
          </table:table-cell>
          <table:table-cell table:style-name="ce5" office:value-type="string" calcext:value-type="string">
            <text:p>994728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30.29" calcext:value-type="float">
            <text:p>30,2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THIEU, ELISABETH</text:p>
          </table:table-cell>
          <table:table-cell table:style-name="ce5" office:value-type="string" calcext:value-type="string">
            <text:p>1000887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42.2" calcext:value-type="float">
            <text:p>42,2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MEIKLE MUSIK</text:p>
          </table:table-cell>
          <table:table-cell table:style-name="ce5" office:value-type="string" calcext:value-type="string">
            <text:p>996459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100" calcext:value-type="float">
            <text:p>100,00</text:p>
          </table:table-cell>
          <table:table-cell/>
          <table:table-cell office:value-type="string" calcext:value-type="string">
            <text:p>EVE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96891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134.15" calcext:value-type="float">
            <text:p>134,1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EAU, HELENE</text:p>
          </table:table-cell>
          <table:table-cell table:style-name="ce5" office:value-type="string" calcext:value-type="string">
            <text:p>1000884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235.98" calcext:value-type="float">
            <text:p>235,9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PG REVETEMENTS ARCHITECTURAUX CANADA INC.</text:p>
          </table:table-cell>
          <table:table-cell table:style-name="ce5" office:value-type="string" calcext:value-type="string">
            <text:p>1000593</text:p>
          </table:table-cell>
          <table:table-cell table:style-name="ce6" office:value-type="float" office:value="41942" calcext:value-type="float">
            <text:p>30/10/14</text:p>
          </table:table-cell>
          <table:table-cell table:style-name="ce7" office:value-type="float" office:value="143.46" calcext:value-type="float">
            <text:p>143,4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CAILLERIE COTE-DES-NEIGES</text:p>
          </table:table-cell>
          <table:table-cell table:style-name="ce5" office:value-type="string" calcext:value-type="string">
            <text:p>924649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518.55" calcext:value-type="float">
            <text:p>518,5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.M. LEDUC &amp; CIE INC.</text:p>
          </table:table-cell>
          <table:table-cell table:style-name="ce5" office:value-type="string" calcext:value-type="string">
            <text:p>996886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315.5" calcext:value-type="float">
            <text:p>315,50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ILLARD, MYLENE</text:p>
          </table:table-cell>
          <table:table-cell table:style-name="ce5" office:value-type="string" calcext:value-type="string">
            <text:p>995328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36.55" calcext:value-type="float">
            <text:p>36,5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SETTE D'ARAGON</text:p>
          </table:table-cell>
          <table:table-cell table:style-name="ce5" office:value-type="string" calcext:value-type="string">
            <text:p>996466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250" calcext:value-type="float">
            <text:p>250,00</text:p>
          </table:table-cell>
          <table:table-cell/>
          <table:table-cell office:value-type="string" calcext:value-type="string">
            <text:p>EVE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MUEL COURNOYER</text:p>
          </table:table-cell>
          <table:table-cell table:style-name="ce5" office:value-type="string" calcext:value-type="string">
            <text:p>996478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420" calcext:value-type="float">
            <text:p>420,00</text:p>
          </table:table-cell>
          <table:table-cell/>
          <table:table-cell office:value-type="string" calcext:value-type="string">
            <text:p>EVENEMENT 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CHER, DOMINIC</text:p>
          </table:table-cell>
          <table:table-cell office:value-type="string" calcext:value-type="string">
            <text:p>ALBERT VIAU DIVISION EMCO CORPORATION</text:p>
          </table:table-cell>
          <table:table-cell table:style-name="ce5" office:value-type="string" calcext:value-type="string">
            <text:p>999716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3733.59" calcext:value-type="float">
            <text:p>3 733,59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TOL CORP</text:p>
          </table:table-cell>
          <table:table-cell table:style-name="ce5" office:value-type="string" calcext:value-type="string">
            <text:p>994297</text:p>
          </table:table-cell>
          <table:table-cell table:style-name="ce6" office:value-type="float" office:value="41915" calcext:value-type="float">
            <text:p>03/10/14</text:p>
          </table:table-cell>
          <table:table-cell table:style-name="ce7" office:value-type="float" office:value="186.73" calcext:value-type="float">
            <text:p>186,73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VELOTECH INC.</text:p>
          </table:table-cell>
          <table:table-cell table:style-name="ce5" office:value-type="string" calcext:value-type="string">
            <text:p>999060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103.71" calcext:value-type="float">
            <text:p>103,71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98796</text:p>
          </table:table-cell>
          <table:table-cell table:style-name="ce6" office:value-type="float" office:value="41935" calcext:value-type="float">
            <text:p>23/10/14</text:p>
          </table:table-cell>
          <table:table-cell table:style-name="ce7" office:value-type="float" office:value="16.59" calcext:value-type="float">
            <text:p>16,59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S FORLINI-DIVISION EQUIPEMENT DE SECURITE UNIVERSEL INC</text:p>
          </table:table-cell>
          <table:table-cell table:style-name="ce5" office:value-type="string" calcext:value-type="string">
            <text:p>998249</text:p>
          </table:table-cell>
          <table:table-cell table:style-name="ce6" office:value-type="float" office:value="41934" calcext:value-type="float">
            <text:p>22/10/14</text:p>
          </table:table-cell>
          <table:table-cell table:style-name="ce7" office:value-type="float" office:value="278.98" calcext:value-type="float">
            <text:p>278,98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 ROBERT NADEAU INC</text:p>
          </table:table-cell>
          <table:table-cell table:style-name="ce5" office:value-type="string" calcext:value-type="string">
            <text:p>1000427</text:p>
          </table:table-cell>
          <table:table-cell table:style-name="ce6" office:value-type="float" office:value="41942" calcext:value-type="float">
            <text:p>30/10/14</text:p>
          </table:table-cell>
          <table:table-cell table:style-name="ce7" office:value-type="float" office:value="974.88" calcext:value-type="float">
            <text:p>974,88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NFIR INC</text:p>
          </table:table-cell>
          <table:table-cell table:style-name="ce5" office:value-type="string" calcext:value-type="string">
            <text:p>993368</text:p>
          </table:table-cell>
          <table:table-cell table:style-name="ce6" office:value-type="float" office:value="41913" calcext:value-type="float">
            <text:p>01/10/14</text:p>
          </table:table-cell>
          <table:table-cell table:style-name="ce7" office:value-type="float" office:value="161.79" calcext:value-type="float">
            <text:p>161,79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CULES SLR INC</text:p>
          </table:table-cell>
          <table:table-cell table:style-name="ce5" office:value-type="string" calcext:value-type="string">
            <text:p>999104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46.67" calcext:value-type="float">
            <text:p>46,67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MAISON DU PEINTRE</text:p>
          </table:table-cell>
          <table:table-cell table:style-name="ce5" office:value-type="string" calcext:value-type="string">
            <text:p>919258</text:p>
          </table:table-cell>
          <table:table-cell table:style-name="ce6" office:value-type="float" office:value="41913" calcext:value-type="float">
            <text:p>01/10/14</text:p>
          </table:table-cell>
          <table:table-cell table:style-name="ce7" office:value-type="float" office:value="26.43" calcext:value-type="float">
            <text:p>26,4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DECORATEURS DE MONTREAL INC.</text:p>
          </table:table-cell>
          <table:table-cell table:style-name="ce5" office:value-type="string" calcext:value-type="string">
            <text:p>999730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414.64" calcext:value-type="float">
            <text:p>414,64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94446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225.86" calcext:value-type="float">
            <text:p>225,86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HEWITT INC</text:p>
          </table:table-cell>
          <table:table-cell table:style-name="ce5" office:value-type="string" calcext:value-type="string">
            <text:p>999069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197.26" calcext:value-type="float">
            <text:p>197,26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LTI-PRESSIONS L.C. INC.</text:p>
          </table:table-cell>
          <table:table-cell table:style-name="ce5" office:value-type="string" calcext:value-type="string">
            <text:p>997452</text:p>
          </table:table-cell>
          <table:table-cell table:style-name="ce6" office:value-type="float" office:value="41929" calcext:value-type="float">
            <text:p>17/10/14</text:p>
          </table:table-cell>
          <table:table-cell table:style-name="ce7" office:value-type="float" office:value="300.66" calcext:value-type="float">
            <text:p>300,66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DE SERVICES PUBLICS INNOVA INC.</text:p>
          </table:table-cell>
          <table:table-cell table:style-name="ce5" office:value-type="string" calcext:value-type="string">
            <text:p>999889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office:value-type="float" office:value="311.14" calcext:value-type="float">
            <text:p>311,14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993952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560.04" calcext:value-type="float">
            <text:p>560,04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999074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290.55" calcext:value-type="float">
            <text:p>290,55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5" office:value-type="string" calcext:value-type="string">
            <text:p>998642</text:p>
          </table:table-cell>
          <table:table-cell table:style-name="ce6" office:value-type="float" office:value="41935" calcext:value-type="float">
            <text:p>23/10/14</text:p>
          </table:table-cell>
          <table:table-cell table:style-name="ce7" office:value-type="float" office:value="358.58" calcext:value-type="float">
            <text:p>358,58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079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752.11" calcext:value-type="float">
            <text:p>752,11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95479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103.7" calcext:value-type="float">
            <text:p>103,7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TELEPHONE MOBILE LTEE</text:p>
          </table:table-cell>
          <table:table-cell table:style-name="ce5" office:value-type="string" calcext:value-type="string">
            <text:p>995447</text:p>
          </table:table-cell>
          <table:table-cell table:style-name="ce6" office:value-type="float" office:value="41921" calcext:value-type="float">
            <text:p>09/10/14</text:p>
          </table:table-cell>
          <table:table-cell table:style-name="ce7" office:value-type="float" office:value="96.45" calcext:value-type="float">
            <text:p>96,45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OMAT CANADA INC.</text:p>
          </table:table-cell>
          <table:table-cell table:style-name="ce5" office:value-type="string" calcext:value-type="string">
            <text:p>993983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22505.22" calcext:value-type="float">
            <text:p>22 505,2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YSAGISTE LIGNE ROYALE INC.</text:p>
          </table:table-cell>
          <table:table-cell table:style-name="ce5" office:value-type="string" calcext:value-type="string">
            <text:p>984732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15556.6" calcext:value-type="float">
            <text:p>15 556,60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PINIERE A. MUCCI INC.</text:p>
          </table:table-cell>
          <table:table-cell table:style-name="ce5" office:value-type="string" calcext:value-type="string">
            <text:p>964578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table:formula="of:=467.08+1581.96" office:value-type="float" office:value="2049.04" calcext:value-type="float">
            <text:p>2 049,04</text:p>
          </table:table-cell>
          <table:table-cell/>
          <table:table-cell office:value-type="string" calcext:value-type="string">
            <text:p>AGRÉGATS ET MATÉRIAUX DE CONSTR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office:value-type="string" calcext:value-type="string">
            <text:p>PPG REVETEMENTS ARCHITECTURAUX CANADA INC.</text:p>
          </table:table-cell>
          <table:table-cell table:style-name="ce5" office:value-type="string" calcext:value-type="string">
            <text:p>919257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424.22" calcext:value-type="float">
            <text:p>424,22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VENTION COTE-DES-NEIGES NOTRE-DAME-DE-GRACE</text:p>
          </table:table-cell>
          <table:table-cell table:style-name="ce5" office:value-type="string" calcext:value-type="string">
            <text:p>993991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1166.66" calcext:value-type="float">
            <text:p>1 166,6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ENVIRONNEMENTALE COTE-DES-NEIGES</text:p>
          </table:table-cell>
          <table:table-cell table:style-name="ce5" office:value-type="string" calcext:value-type="string">
            <text:p>994770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2419.57" calcext:value-type="float">
            <text:p>2 419,5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, PATRICK THE TRUC</text:p>
          </table:table-cell>
          <table:table-cell office:value-type="string" calcext:value-type="string">
            <text:p>BRODART CANADA COMPAGNY</text:p>
          </table:table-cell>
          <table:table-cell table:style-name="ce5" office:value-type="string" calcext:value-type="string">
            <text:p>996369</text:p>
          </table:table-cell>
          <table:table-cell table:style-name="ce6" office:value-type="float" office:value="41942" calcext:value-type="float">
            <text:p>30/10/14</text:p>
          </table:table-cell>
          <table:table-cell table:style-name="ce7" table:formula="of:=68.08+16.59" office:value-type="float" office:value="84.67" calcext:value-type="float">
            <text:p>84,6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GEORADAR DETECTION INC</text:p>
          </table:table-cell>
          <table:table-cell table:style-name="ce5" office:value-type="string" calcext:value-type="string">
            <text:p>992066</text:p>
          </table:table-cell>
          <table:table-cell table:style-name="ce6" office:value-type="float" office:value="41929" calcext:value-type="float">
            <text:p>17/10/14</text:p>
          </table:table-cell>
          <table:table-cell table:style-name="ce7" office:value-type="float" office:value="777.83" calcext:value-type="float">
            <text:p>777,83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RIER ONTARIO</text:p>
          </table:table-cell>
          <table:table-cell table:style-name="ce5" office:value-type="string" calcext:value-type="string">
            <text:p>992200</text:p>
          </table:table-cell>
          <table:table-cell table:style-name="ce6" office:value-type="float" office:value="41929" calcext:value-type="float">
            <text:p>17/10/14</text:p>
          </table:table-cell>
          <table:table-cell table:style-name="ce7" office:value-type="float" office:value="160.75" calcext:value-type="float">
            <text:p>160,75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office:value-type="string" calcext:value-type="string">
            <text:p>BREAULT &amp; GOSSELIN CONSEIL INC.</text:p>
          </table:table-cell>
          <table:table-cell table:style-name="ce5" office:value-type="string" calcext:value-type="string">
            <text:p>995375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TUDE DE HUISSIER DE JUSTICE ODMAN INC.</text:p>
          </table:table-cell>
          <table:table-cell table:style-name="ce5" office:value-type="string" calcext:value-type="string">
            <text:p>994865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518.55" calcext:value-type="float">
            <text:p>518,5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TCHUM MANUFACTURING INC.</text:p>
          </table:table-cell>
          <table:table-cell table:style-name="ce5" office:value-type="string" calcext:value-type="string">
            <text:p>992948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23.75" calcext:value-type="float">
            <text:p>23,7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AQUAM SPECIALISTE AQUATIQUE INC.</text:p>
          </table:table-cell>
          <table:table-cell table:style-name="ce5" office:value-type="string" calcext:value-type="string">
            <text:p>999161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2261.49" calcext:value-type="float">
            <text:p>2 261,4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QUATECHNO SPECIALISTES AQUATIQUES INC.</text:p>
          </table:table-cell>
          <table:table-cell table:style-name="ce5" office:value-type="string" calcext:value-type="string">
            <text:p>993821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493.4" calcext:value-type="float">
            <text:p>493,4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UVITEC LTEE</text:p>
          </table:table-cell>
          <table:table-cell table:style-name="ce5" office:value-type="string" calcext:value-type="string">
            <text:p>997310</text:p>
          </table:table-cell>
          <table:table-cell table:style-name="ce6" office:value-type="float" office:value="41928" calcext:value-type="float">
            <text:p>16/10/14</text:p>
          </table:table-cell>
          <table:table-cell table:style-name="ce7" office:value-type="float" office:value="145.19" calcext:value-type="float">
            <text:p>145,1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BO ELECTRIQUE LTEE</text:p>
          </table:table-cell>
          <table:table-cell table:style-name="ce5" office:value-type="string" calcext:value-type="string">
            <text:p>993926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414.43" calcext:value-type="float">
            <text:p>414,4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99156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1221.71" calcext:value-type="float">
            <text:p>1 221,7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93844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171.96" calcext:value-type="float">
            <text:p>171,9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3893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161.96" calcext:value-type="float">
            <text:p>161,9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882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165.94" calcext:value-type="float">
            <text:p>165,9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888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232.21" calcext:value-type="float">
            <text:p>232,2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165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212.5" calcext:value-type="float">
            <text:p>212,5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ERT BOILEAU INC</text:p>
          </table:table-cell>
          <table:table-cell table:style-name="ce5" office:value-type="string" calcext:value-type="string">
            <text:p>983595</text:p>
          </table:table-cell>
          <table:table-cell table:style-name="ce6" office:value-type="float" office:value="41939" calcext:value-type="float">
            <text:p>27/10/14</text:p>
          </table:table-cell>
          <table:table-cell table:style-name="ce7" office:value-type="float" office:value="72.2" calcext:value-type="float">
            <text:p>72,2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425</text:p>
          </table:table-cell>
          <table:table-cell table:style-name="ce6" office:value-type="float" office:value="41939" calcext:value-type="float">
            <text:p>27/10/14</text:p>
          </table:table-cell>
          <table:table-cell table:style-name="ce7" office:value-type="float" office:value="159.7" calcext:value-type="float">
            <text:p>159,7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993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office:value-type="float" office:value="2514.98" calcext:value-type="float">
            <text:p>2 514,9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CARBEC.CA</text:p>
          </table:table-cell>
          <table:table-cell table:style-name="ce5" office:value-type="string" calcext:value-type="string">
            <text:p>993250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601.52" calcext:value-type="float">
            <text:p>601,52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ZTEK INC</text:p>
          </table:table-cell>
          <table:table-cell table:style-name="ce5" office:value-type="string" calcext:value-type="string">
            <text:p>996290</text:p>
          </table:table-cell>
          <table:table-cell table:style-name="ce6" office:value-type="float" office:value="41922" calcext:value-type="float">
            <text:p>10/10/14</text:p>
          </table:table-cell>
          <table:table-cell table:style-name="ce7" office:value-type="float" office:value="321.51" calcext:value-type="float">
            <text:p>321,51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HEWITT INC</text:p>
          </table:table-cell>
          <table:table-cell table:style-name="ce5" office:value-type="string" calcext:value-type="string">
            <text:p>994492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264.98" calcext:value-type="float">
            <text:p>264,98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NEUS METROPOLITAINS INC.</text:p>
          </table:table-cell>
          <table:table-cell table:style-name="ce5" office:value-type="string" calcext:value-type="string">
            <text:p>992566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86.6" calcext:value-type="float">
            <text:p>86,60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AQUEST DESIGN</text:p>
          </table:table-cell>
          <table:table-cell table:style-name="ce5" office:value-type="string" calcext:value-type="string">
            <text:p>998251</text:p>
          </table:table-cell>
          <table:table-cell table:style-name="ce6" office:value-type="float" office:value="41934" calcext:value-type="float">
            <text:p>22/10/14</text:p>
          </table:table-cell>
          <table:table-cell table:style-name="ce7" office:value-type="float" office:value="467.74" calcext:value-type="float">
            <text:p>467,7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96863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1003.73" calcext:value-type="float">
            <text:p>1 003,7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422</text:p>
          </table:table-cell>
          <table:table-cell table:style-name="ce6" office:value-type="float" office:value="41939" calcext:value-type="float">
            <text:p>27/10/14</text:p>
          </table:table-cell>
          <table:table-cell table:style-name="ce7" office:value-type="float" office:value="41.46" calcext:value-type="float">
            <text:p>41,4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994720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528.29" calcext:value-type="float">
            <text:p>528,29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4724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528.29" calcext:value-type="float">
            <text:p>528,29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MEDIA DESIGN ( CMD ) <text:s/>INC</text:p>
          </table:table-cell>
          <table:table-cell table:style-name="ce5" office:value-type="string" calcext:value-type="string">
            <text:p>999397</text:p>
          </table:table-cell>
          <table:table-cell table:style-name="ce6" office:value-type="float" office:value="41939" calcext:value-type="float">
            <text:p>27/10/14</text:p>
          </table:table-cell>
          <table:table-cell table:style-name="ce7" office:value-type="float" office:value="4733.36" calcext:value-type="float">
            <text:p>4 733,3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INTELCOM EXPRESS</text:p>
          </table:table-cell>
          <table:table-cell table:style-name="ce5" office:value-type="string" calcext:value-type="string">
            <text:p>994301</text:p>
          </table:table-cell>
          <table:table-cell table:style-name="ce6" office:value-type="float" office:value="41915" calcext:value-type="float">
            <text:p>03/10/14</text:p>
          </table:table-cell>
          <table:table-cell table:style-name="ce7" office:value-type="float" office:value="23.56" calcext:value-type="float">
            <text:p>23,56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ISIRS SPORTIFS COTE-DES-NEIGES - NOTRE-DAME-DE-GRACE</text:p>
          </table:table-cell>
          <table:table-cell table:style-name="ce5" office:value-type="string" calcext:value-type="string">
            <text:p>995602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6302.09" calcext:value-type="float">
            <text:p>6 302,0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BLICITE CLAUDE RIVARD INC.</text:p>
          </table:table-cell>
          <table:table-cell table:style-name="ce5" office:value-type="string" calcext:value-type="string">
            <text:p>996062</text:p>
          </table:table-cell>
          <table:table-cell table:style-name="ce6" office:value-type="float" office:value="41921" calcext:value-type="float">
            <text:p>09/10/14</text:p>
          </table:table-cell>
          <table:table-cell table:style-name="ce7" office:value-type="float" office:value="2148.89" calcext:value-type="float">
            <text:p>2 148,89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EAU CULTUREL DE LA LIGNE BLEUE</text:p>
          </table:table-cell>
          <table:table-cell table:style-name="ce5" office:value-type="string" calcext:value-type="string">
            <text:p>994177</text:p>
          </table:table-cell>
          <table:table-cell table:style-name="ce6" office:value-type="float" office:value="41915" calcext:value-type="float">
            <text:p>03/10/14</text:p>
          </table:table-cell>
          <table:table-cell table:style-name="ce7" office:value-type="float" office:value="466.7" calcext:value-type="float">
            <text:p>466,70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RES J.FAUTEUX INC.</text:p>
          </table:table-cell>
          <table:table-cell table:style-name="ce5" office:value-type="string" calcext:value-type="string">
            <text:p>995301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1939.41" calcext:value-type="float">
            <text:p>1 939,4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951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office:value-type="float" office:value="1622.05" calcext:value-type="float">
            <text:p>1 622,0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TRERIE LEON CHARLEBOIS INC.***</text:p>
          </table:table-cell>
          <table:table-cell table:style-name="ce5" office:value-type="string" calcext:value-type="string">
            <text:p>1000892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1529.73" calcext:value-type="float">
            <text:p>1 529,7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95384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701.16" calcext:value-type="float">
            <text:p>701,1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1000237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office:value-type="float" office:value="264.45" calcext:value-type="float">
            <text:p>264,4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7413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table:formula="of:=10.37+254.08" office:value-type="float" office:value="264.45" calcext:value-type="float">
            <text:p>264,4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DITIONS YVON BLAIS INC</text:p>
          </table:table-cell>
          <table:table-cell table:style-name="ce5" office:value-type="string" calcext:value-type="string">
            <text:p>993468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122.9" calcext:value-type="float">
            <text:p>122,90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EBEC MUNICIPAL</text:p>
          </table:table-cell>
          <table:table-cell table:style-name="ce5" office:value-type="string" calcext:value-type="string">
            <text:p>998064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518.55" calcext:value-type="float">
            <text:p>518,55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ERRY KNOWLES INC.</text:p>
          </table:table-cell>
          <table:table-cell table:style-name="ce5" office:value-type="string" calcext:value-type="string">
            <text:p>931218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TERS KLUWER QUEBEC LTEE</text:p>
          </table:table-cell>
          <table:table-cell table:style-name="ce5" office:value-type="string" calcext:value-type="string">
            <text:p>993403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377" calcext:value-type="float">
            <text:p>377,00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5312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431.81" calcext:value-type="float">
            <text:p>431,81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9297-6646 QUEBEC INC.</text:p>
          </table:table-cell>
          <table:table-cell table:style-name="ce5" office:value-type="string" calcext:value-type="string">
            <text:p>996790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1022.91" calcext:value-type="float">
            <text:p>1 022,91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ION R-VAC INC.</text:p>
          </table:table-cell>
          <table:table-cell table:style-name="ce5" office:value-type="string" calcext:value-type="string">
            <text:p>1000848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248.69" calcext:value-type="float">
            <text:p>248,6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1000937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920.37" calcext:value-type="float">
            <text:p>920,37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BEIL ELECTROMENAGERS</text:p>
          </table:table-cell>
          <table:table-cell table:style-name="ce5" office:value-type="string" calcext:value-type="string">
            <text:p>994708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541.35" calcext:value-type="float">
            <text:p>541,3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93634</text:p>
          </table:table-cell>
          <table:table-cell table:style-name="ce6" office:value-type="float" office:value="41913" calcext:value-type="float">
            <text:p>01/10/14</text:p>
          </table:table-cell>
          <table:table-cell table:style-name="ce7" office:value-type="float" office:value="21.78" calcext:value-type="float">
            <text:p>21,78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S FORLINI-DIVISION EQUIPEMENT DE SECURITE UNIVERSEL INC</text:p>
          </table:table-cell>
          <table:table-cell table:style-name="ce5" office:value-type="string" calcext:value-type="string">
            <text:p>1000171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office:value-type="float" office:value="140.01" calcext:value-type="float">
            <text:p>140,01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1000160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office:value-type="float" office:value="233.33" calcext:value-type="float">
            <text:p>233,33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4675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116.66" calcext:value-type="float">
            <text:p>116,66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5483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154.93" calcext:value-type="float">
            <text:p>154,93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99991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office:value-type="float" office:value="2047.25" calcext:value-type="float">
            <text:p>2 047,25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98373</text:p>
          </table:table-cell>
          <table:table-cell table:style-name="ce6" office:value-type="float" office:value="41934" calcext:value-type="float">
            <text:p>22/10/14</text:p>
          </table:table-cell>
          <table:table-cell table:style-name="ce7" office:value-type="float" office:value="21.58" calcext:value-type="float">
            <text:p>21,5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PG REVETEMENTS ARCHITECTURAUX CANADA INC.</text:p>
          </table:table-cell>
          <table:table-cell table:style-name="ce5" office:value-type="string" calcext:value-type="string">
            <text:p>996834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94.66" calcext:value-type="float">
            <text:p>94,66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MIS URBAINS</text:p>
          </table:table-cell>
          <table:table-cell table:style-name="ce5" office:value-type="string" calcext:value-type="string">
            <text:p>993854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table:formula="of:=25.93+788.2" office:value-type="float" office:value="814.13" calcext:value-type="float">
            <text:p>814,13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NALISATION ROUTIERE DU QUEBEC INC.</text:p>
          </table:table-cell>
          <table:table-cell table:style-name="ce5" office:value-type="string" calcext:value-type="string">
            <text:p>995146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1400.09" calcext:value-type="float">
            <text:p>1 400,0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1000732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2103.25" calcext:value-type="float">
            <text:p>2 103,25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1000153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office:value-type="float" office:value="265.5" calcext:value-type="float">
            <text:p>265,5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19261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204.33" calcext:value-type="float">
            <text:p>204,33</text:p>
          </table:table-cell>
          <table:table-cell/>
          <table:table-cell office:value-type="string" calcext:value-type="string">
            <text:p>LOC.- AMEUBLEMENT, ÉQUIPEMENT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1000162</text:p>
          </table:table-cell>
          <table:table-cell table:style-name="ce6" office:value-type="float" office:value="41941" calcext:value-type="float">
            <text:p>29/10/14</text:p>
          </table:table-cell>
          <table:table-cell table:style-name="ce7" office:value-type="float" office:value="120.93" calcext:value-type="float">
            <text:p>120,93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828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116.61" calcext:value-type="float">
            <text:p>116,61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AMEC ENVIRONNEMENT</text:p>
          </table:table-cell>
          <table:table-cell table:style-name="ce5" office:value-type="string" calcext:value-type="string">
            <text:p>930385</text:p>
          </table:table-cell>
          <table:table-cell table:style-name="ce6" office:value-type="float" office:value="41934" calcext:value-type="float">
            <text:p>22/10/14</text:p>
          </table:table-cell>
          <table:table-cell table:style-name="ce7" office:value-type="float" office:value="5388.29" calcext:value-type="float">
            <text:p>5 388,29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STRUCTION CPB INC.</text:p>
          </table:table-cell>
          <table:table-cell table:style-name="ce5" office:value-type="string" calcext:value-type="string">
            <text:p>996345</text:p>
          </table:table-cell>
          <table:table-cell table:style-name="ce6" office:value-type="float" office:value="41929" calcext:value-type="float">
            <text:p>17/10/14</text:p>
          </table:table-cell>
          <table:table-cell table:style-name="ce7" office:value-type="float" office:value="17926.82" calcext:value-type="float">
            <text:p>17 926,82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 BONS PETITS PLATS... PRET A MANGER CUISINE INC.</text:p>
          </table:table-cell>
          <table:table-cell table:style-name="ce5" office:value-type="string" calcext:value-type="string">
            <text:p>997899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106.3" calcext:value-type="float">
            <text:p>106,30</text:p>
          </table:table-cell>
          <table:table-cell/>
          <table:table-cell office:value-type="string" calcext:value-type="string">
            <text:p>FRAIS DE RE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ABS INC.</text:p>
          </table:table-cell>
          <table:table-cell table:style-name="ce5" office:value-type="string" calcext:value-type="string">
            <text:p>997093</text:p>
          </table:table-cell>
          <table:table-cell table:style-name="ce6" office:value-type="float" office:value="41928" calcext:value-type="float">
            <text:p>16/10/14</text:p>
          </table:table-cell>
          <table:table-cell table:style-name="ce7" office:value-type="float" office:value="3111.32" calcext:value-type="float">
            <text:p>3 111,32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VOIE, NICOLAS</text:p>
          </table:table-cell>
          <table:table-cell table:style-name="ce5" office:value-type="string" calcext:value-type="string">
            <text:p>998134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264.44" calcext:value-type="float">
            <text:p>264,44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982751</text:p>
          </table:table-cell>
          <table:table-cell table:style-name="ce6" office:value-type="float" office:value="41921" calcext:value-type="float">
            <text:p>09/10/14</text:p>
          </table:table-cell>
          <table:table-cell table:style-name="ce7" office:value-type="float" office:value="3816.08" calcext:value-type="float">
            <text:p>3 816,08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4765</text:p>
          </table:table-cell>
          <table:table-cell table:style-name="ce6" office:value-type="float" office:value="41922" calcext:value-type="float">
            <text:p>10/10/14</text:p>
          </table:table-cell>
          <table:table-cell table:style-name="ce7" office:value-type="float" office:value="486.07" calcext:value-type="float">
            <text:p>486,07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7462</text:p>
          </table:table-cell>
          <table:table-cell table:style-name="ce6" office:value-type="float" office:value="41921" calcext:value-type="float">
            <text:p>09/10/14</text:p>
          </table:table-cell>
          <table:table-cell table:style-name="ce7" office:value-type="float" office:value="2326.23" calcext:value-type="float">
            <text:p>2 326,23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728</text:p>
          </table:table-cell>
          <table:table-cell table:style-name="ce6" office:value-type="float" office:value="41929" calcext:value-type="float">
            <text:p>17/10/14</text:p>
          </table:table-cell>
          <table:table-cell table:style-name="ce7" office:value-type="float" office:value="15193.62" calcext:value-type="float">
            <text:p>15 193,62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QUIPEMENTS D'ARPENTAGE CANSEL INC.</text:p>
          </table:table-cell>
          <table:table-cell table:style-name="ce5" office:value-type="string" calcext:value-type="string">
            <text:p>996132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624.23" calcext:value-type="float">
            <text:p>624,23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TERMINAUX KENMONT INC.</text:p>
          </table:table-cell>
          <table:table-cell table:style-name="ce5" office:value-type="string" calcext:value-type="string">
            <text:p>996822</text:p>
          </table:table-cell>
          <table:table-cell table:style-name="ce6" office:value-type="float" office:value="41929" calcext:value-type="float">
            <text:p>17/10/14</text:p>
          </table:table-cell>
          <table:table-cell table:style-name="ce7" office:value-type="float" office:value="9930.3" calcext:value-type="float">
            <text:p>9 930,3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MORQUAGE BURSTALL CONRAD</text:p>
          </table:table-cell>
          <table:table-cell table:style-name="ce5" office:value-type="string" calcext:value-type="string">
            <text:p>930231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5185.53" calcext:value-type="float">
            <text:p>5 185,5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CHSPORT INC.</text:p>
          </table:table-cell>
          <table:table-cell table:style-name="ce5" office:value-type="string" calcext:value-type="string">
            <text:p>996792</text:p>
          </table:table-cell>
          <table:table-cell table:style-name="ce6" office:value-type="float" office:value="41929" calcext:value-type="float">
            <text:p>17/10/14</text:p>
          </table:table-cell>
          <table:table-cell table:style-name="ce7" office:value-type="float" office:value="9060.48" calcext:value-type="float">
            <text:p>9 060,48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24035</text:p>
          </table:table-cell>
          <table:table-cell table:style-name="ce6" office:value-type="float" office:value="41921" calcext:value-type="float">
            <text:p>09/10/14</text:p>
          </table:table-cell>
          <table:table-cell table:style-name="ce7" office:value-type="float" office:value="1244.53" calcext:value-type="float">
            <text:p>1 244,53</text:p>
          </table:table-cell>
          <table:table-cell/>
          <table:table-cell office:value-type="string" calcext:value-type="string">
            <text:p>LOC.- AMEUBLEMENT, ÉQUIPEMENT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ACKLANDS - GRAINGER INC.</text:p>
          </table:table-cell>
          <table:table-cell table:style-name="ce5" office:value-type="string" calcext:value-type="string">
            <text:p>993862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20.88" calcext:value-type="float">
            <text:p>20,8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5099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35.78" calcext:value-type="float">
            <text:p>35,7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PSAM ASSOCIATION PARITAIRE SANTE &amp; SECURITE AFFAIRES MUNICIPALES</text:p>
          </table:table-cell>
          <table:table-cell table:style-name="ce5" office:value-type="string" calcext:value-type="string">
            <text:p>998432</text:p>
          </table:table-cell>
          <table:table-cell table:style-name="ce6" office:value-type="float" office:value="41934" calcext:value-type="float">
            <text:p>22/10/14</text:p>
          </table:table-cell>
          <table:table-cell table:style-name="ce7" office:value-type="float" office:value="306" calcext:value-type="float">
            <text:p>306,0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VERHILL LEARMONT (2000)</text:p>
          </table:table-cell>
          <table:table-cell table:style-name="ce5" office:value-type="string" calcext:value-type="string">
            <text:p>999570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116.99" calcext:value-type="float">
            <text:p>116,99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AL IRRIGATION SUPPLY OF CANADA INC.</text:p>
          </table:table-cell>
          <table:table-cell table:style-name="ce5" office:value-type="string" calcext:value-type="string">
            <text:p>993838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272.63" calcext:value-type="float">
            <text:p>272,63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PATRONAL DE SANTE ET SECURITE DU TRAVAIL DU QUEBEC (C P S S T Q )</text:p>
          </table:table-cell>
          <table:table-cell table:style-name="ce5" office:value-type="string" calcext:value-type="string">
            <text:p>1000471</text:p>
          </table:table-cell>
          <table:table-cell table:style-name="ce6" office:value-type="float" office:value="41942" calcext:value-type="float">
            <text:p>30/10/14</text:p>
          </table:table-cell>
          <table:table-cell table:style-name="ce7" office:value-type="float" office:value="212.61" calcext:value-type="float">
            <text:p>212,6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995887</text:p>
          </table:table-cell>
          <table:table-cell table:style-name="ce6" office:value-type="float" office:value="41921" calcext:value-type="float">
            <text:p>09/10/14</text:p>
          </table:table-cell>
          <table:table-cell table:style-name="ce7" office:value-type="float" office:value="140.99" calcext:value-type="float">
            <text:p>140,99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S BMB 1985 SEC</text:p>
          </table:table-cell>
          <table:table-cell table:style-name="ce5" office:value-type="string" calcext:value-type="string">
            <text:p>998075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674.12" calcext:value-type="float">
            <text:p>674,12</text:p>
          </table:table-cell>
          <table:table-cell/>
          <table:table-cell office:value-type="string" calcext:value-type="string">
            <text:p>AGRÉGATS ET 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S DE SECURITE HOTTE INC</text:p>
          </table:table-cell>
          <table:table-cell table:style-name="ce5" office:value-type="string" calcext:value-type="string">
            <text:p>989734</text:p>
          </table:table-cell>
          <table:table-cell table:style-name="ce6" office:value-type="float" office:value="41936" calcext:value-type="float">
            <text:p>24/10/14</text:p>
          </table:table-cell>
          <table:table-cell table:style-name="ce7" office:value-type="float" office:value="7.26" calcext:value-type="float">
            <text:p>7,2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STENAL CANADA LTEE</text:p>
          </table:table-cell>
          <table:table-cell table:style-name="ce5" office:value-type="string" calcext:value-type="string">
            <text:p>998088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2425.15" calcext:value-type="float">
            <text:p>2 425,1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558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154.32" calcext:value-type="float">
            <text:p>154,3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DUSTRIES DESORMEAU INC.</text:p>
          </table:table-cell>
          <table:table-cell table:style-name="ce5" office:value-type="string" calcext:value-type="string">
            <text:p>983263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371.28" calcext:value-type="float">
            <text:p>371,2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5005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159.21" calcext:value-type="float">
            <text:p>159,2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109</text:p>
          </table:table-cell>
          <table:table-cell table:style-name="ce6" office:value-type="float" office:value="41922" calcext:value-type="float">
            <text:p>10/10/14</text:p>
          </table:table-cell>
          <table:table-cell table:style-name="ce7" office:value-type="float" office:value="26.48" calcext:value-type="float">
            <text:p>26,4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566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41.69" calcext:value-type="float">
            <text:p>41,69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993905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554.85" calcext:value-type="float">
            <text:p>554,8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INSTALLATIONS TECHNI-PRO-VAC</text:p>
          </table:table-cell>
          <table:table-cell table:style-name="ce5" office:value-type="string" calcext:value-type="string">
            <text:p>993940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3578.02" calcext:value-type="float">
            <text:p>3 578,02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FARGE CANADA</text:p>
          </table:table-cell>
          <table:table-cell table:style-name="ce5" office:value-type="string" calcext:value-type="string">
            <text:p>997545</text:p>
          </table:table-cell>
          <table:table-cell table:style-name="ce6" office:value-type="float" office:value="41932" calcext:value-type="float">
            <text:p>20/10/14</text:p>
          </table:table-cell>
          <table:table-cell table:style-name="ce7" office:value-type="float" office:value="319.96" calcext:value-type="float">
            <text:p>319,96</text:p>
          </table:table-cell>
          <table:table-cell/>
          <table:table-cell office:value-type="string" calcext:value-type="string">
            <text:p>AGRÉGATS ET 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MAISON DU PEINTRE</text:p>
          </table:table-cell>
          <table:table-cell table:style-name="ce5" office:value-type="string" calcext:value-type="string">
            <text:p>991534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58.88" calcext:value-type="float">
            <text:p>58,8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ON DESLIPPE</text:p>
          </table:table-cell>
          <table:table-cell table:style-name="ce5" office:value-type="string" calcext:value-type="string">
            <text:p>999574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248.91" calcext:value-type="float">
            <text:p>248,9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79033</text:p>
          </table:table-cell>
          <table:table-cell table:style-name="ce6" office:value-type="float" office:value="41935" calcext:value-type="float">
            <text:p>23/10/14</text:p>
          </table:table-cell>
          <table:table-cell table:style-name="ce7" table:formula="of:=3419.34+1139.78" office:value-type="float" office:value="4559.12" calcext:value-type="float">
            <text:p>4 559,12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9052</text:p>
          </table:table-cell>
          <table:table-cell table:style-name="ce6" office:value-type="float" office:value="41935" calcext:value-type="float">
            <text:p>23/10/14</text:p>
          </table:table-cell>
          <table:table-cell table:style-name="ce7" office:value-type="float" office:value="4559.12" calcext:value-type="float">
            <text:p>4 559,12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528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1914.51" calcext:value-type="float">
            <text:p>1 914,51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533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1889.96" calcext:value-type="float">
            <text:p>1 889,96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96668</text:p>
          </table:table-cell>
          <table:table-cell table:style-name="ce6" office:value-type="float" office:value="41927" calcext:value-type="float">
            <text:p>15/10/14</text:p>
          </table:table-cell>
          <table:table-cell table:style-name="ce7" office:value-type="float" office:value="32.28" calcext:value-type="float">
            <text:p>32,2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ILS TECK-PRO INC</text:p>
          </table:table-cell>
          <table:table-cell table:style-name="ce5" office:value-type="string" calcext:value-type="string">
            <text:p>995030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181.01" calcext:value-type="float">
            <text:p>181,01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094</text:p>
          </table:table-cell>
          <table:table-cell table:style-name="ce6" office:value-type="float" office:value="41922" calcext:value-type="float">
            <text:p>10/10/14</text:p>
          </table:table-cell>
          <table:table-cell table:style-name="ce7" office:value-type="float" office:value="151.33" calcext:value-type="float">
            <text:p>151,3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LOUSE SANTE INC.</text:p>
          </table:table-cell>
          <table:table-cell table:style-name="ce5" office:value-type="string" calcext:value-type="string">
            <text:p>992861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table:formula="of:=414.84+264.46" office:value-type="float" office:value="679.3" calcext:value-type="float">
            <text:p>679,3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61847</text:p>
          </table:table-cell>
          <table:table-cell table:style-name="ce6" office:value-type="float" office:value="41935" calcext:value-type="float">
            <text:p>23/10/14</text:p>
          </table:table-cell>
          <table:table-cell table:style-name="ce7" table:formula="of:=89.16+16.57" office:value-type="float" office:value="105.73" calcext:value-type="float">
            <text:p>105,7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539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89.16" calcext:value-type="float">
            <text:p>89,1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707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990170</text:p>
          </table:table-cell>
          <table:table-cell table:style-name="ce6" office:value-type="float" office:value="41913" calcext:value-type="float">
            <text:p>01/10/14</text:p>
          </table:table-cell>
          <table:table-cell table:style-name="ce7" office:value-type="float" office:value="15.56" calcext:value-type="float">
            <text:p>15,5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3477</text:p>
          </table:table-cell>
          <table:table-cell table:style-name="ce6" office:value-type="float" office:value="41913" calcext:value-type="float">
            <text:p>01/10/14</text:p>
          </table:table-cell>
          <table:table-cell table:style-name="ce7" office:value-type="float" office:value="3504.16" calcext:value-type="float">
            <text:p>3 504,16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3643</text:p>
          </table:table-cell>
          <table:table-cell table:style-name="ce6" office:value-type="float" office:value="41913" calcext:value-type="float">
            <text:p>01/10/14</text:p>
          </table:table-cell>
          <table:table-cell table:style-name="ce7" table:formula="of:=1109.93+813.78" office:value-type="float" office:value="1923.71" calcext:value-type="float">
            <text:p>1 923,7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5041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531.79" calcext:value-type="float">
            <text:p>531,79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5058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1252.23" calcext:value-type="float">
            <text:p>1 252,2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9550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524.95" calcext:value-type="float">
            <text:p>524,9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MIS URBAINS</text:p>
          </table:table-cell>
          <table:table-cell table:style-name="ce5" office:value-type="string" calcext:value-type="string">
            <text:p>996098</text:p>
          </table:table-cell>
          <table:table-cell table:style-name="ce6" office:value-type="float" office:value="41922" calcext:value-type="float">
            <text:p>10/10/14</text:p>
          </table:table-cell>
          <table:table-cell table:style-name="ce7" office:value-type="float" office:value="234.05" calcext:value-type="float">
            <text:p>234,0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37116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23.21" calcext:value-type="float">
            <text:p>23,2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MATREC INC.</text:p>
          </table:table-cell>
          <table:table-cell table:style-name="ce5" office:value-type="string" calcext:value-type="string">
            <text:p>956657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51.86" calcext:value-type="float">
            <text:p>51,86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6678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51.86" calcext:value-type="float">
            <text:p>51,86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NSON EQUIPMENT (QUEBEC) INC.</text:p>
          </table:table-cell>
          <table:table-cell table:style-name="ce5" office:value-type="string" calcext:value-type="string">
            <text:p>996091</text:p>
          </table:table-cell>
          <table:table-cell table:style-name="ce6" office:value-type="float" office:value="41922" calcext:value-type="float">
            <text:p>10/10/14</text:p>
          </table:table-cell>
          <table:table-cell table:style-name="ce7" office:value-type="float" office:value="280.33" calcext:value-type="float">
            <text:p>280,33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95078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66.03" calcext:value-type="float">
            <text:p>66,03</text:p>
          </table:table-cell>
          <table:table-cell/>
          <table:table-cell office:value-type="string" calcext:value-type="string">
            <text:p>PIE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33754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60.83" calcext:value-type="float">
            <text:p>60,83</text:p>
          </table:table-cell>
          <table:table-cell/>
          <table:table-cell office:value-type="string" calcext:value-type="string">
            <text:p>LOC.- AMEUBLEMENT, ÉQUIPEMENT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33757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311.13" calcext:value-type="float">
            <text:p>311,13</text:p>
          </table:table-cell>
          <table:table-cell/>
          <table:table-cell office:value-type="string" calcext:value-type="string">
            <text:p>LOC.- AMEUBLEMENT, ÉQUIPEMENT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5" office:value-type="string" calcext:value-type="string">
            <text:p>979408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7" office:value-type="float" office:value="1797.93" calcext:value-type="float">
            <text:p>1 797,9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998301</text:p>
          </table:table-cell>
          <table:table-cell table:style-name="ce6" office:value-type="float" office:value="41934" calcext:value-type="float">
            <text:p>22/10/14</text:p>
          </table:table-cell>
          <table:table-cell table:style-name="ce7" office:value-type="float" office:value="4625.5" calcext:value-type="float">
            <text:p>4 625,50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COMTECH INC.</text:p>
          </table:table-cell>
          <table:table-cell table:style-name="ce5" office:value-type="string" calcext:value-type="string">
            <text:p>996341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366.15" calcext:value-type="float">
            <text:p>366,15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96552</text:p>
          </table:table-cell>
          <table:table-cell table:style-name="ce6" office:value-type="float" office:value="41926" calcext:value-type="float">
            <text:p>14/10/14</text:p>
          </table:table-cell>
          <table:table-cell table:style-name="ce7" office:value-type="float" office:value="18.15" calcext:value-type="float">
            <text:p>18,1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DS INTELLIGENT DATA SYSTEMS INC.</text:p>
          </table:table-cell>
          <table:table-cell table:style-name="ce5" office:value-type="string" calcext:value-type="string">
            <text:p>997951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124.45" calcext:value-type="float">
            <text:p>124,45</text:p>
          </table:table-cell>
          <table:table-cell/>
          <table:table-cell office:value-type="string" calcext:value-type="string">
            <text:p>ENT. RÉP. - AMEUBLEMENT, ÉQUIPEMENT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ERBROOKE-VALOIS INC.</text:p>
          </table:table-cell>
          <table:table-cell table:style-name="ce5" office:value-type="string" calcext:value-type="string">
            <text:p>939412</text:p>
          </table:table-cell>
          <table:table-cell table:style-name="ce6" office:value-type="float" office:value="41921" calcext:value-type="float">
            <text:p>09/10/14</text:p>
          </table:table-cell>
          <table:table-cell table:style-name="ce7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CHITACOV, AKI</text:p>
          </table:table-cell>
          <table:table-cell table:style-name="ce5" office:value-type="string" calcext:value-type="string">
            <text:p>999671</text:p>
          </table:table-cell>
          <table:table-cell table:style-name="ce6" office:value-type="float" office:value="41940" calcext:value-type="float">
            <text:p>28/10/14</text:p>
          </table:table-cell>
          <table:table-cell table:style-name="ce7" office:value-type="float" office:value="81.65" calcext:value-type="float">
            <text:p>81,65</text:p>
          </table:table-cell>
          <table:table-cell/>
          <table:table-cell office:value-type="string" calcext:value-type="string">
            <text:p>FRAIS DE RE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SUBURBAN</text:p>
          </table:table-cell>
          <table:table-cell table:style-name="ce5" office:value-type="string" calcext:value-type="string">
            <text:p>1000712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8296.86" calcext:value-type="float">
            <text:p>8 296,86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APSAM ASSOCIATION PARITAIRE SANTE &amp; SECURITE AFFAIRES MUNICIPALES</text:p>
          </table:table-cell>
          <table:table-cell table:style-name="ce5" office:value-type="string" calcext:value-type="string">
            <text:p>998100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153" calcext:value-type="float">
            <text:p>153,0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LES TURMEL (AVOCAT)</text:p>
          </table:table-cell>
          <table:table-cell table:style-name="ce5" office:value-type="string" calcext:value-type="string">
            <text:p>995365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140.01" calcext:value-type="float">
            <text:p>140,01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RA SERVICES MEDICAUX INC.</text:p>
          </table:table-cell>
          <table:table-cell table:style-name="ce5" office:value-type="string" calcext:value-type="string">
            <text:p>995373</text:p>
          </table:table-cell>
          <table:table-cell table:style-name="ce6" office:value-type="float" office:value="41920" calcext:value-type="float">
            <text:p>08/10/14</text:p>
          </table:table-cell>
          <table:table-cell table:style-name="ce7" office:value-type="float" office:value="259.28" calcext:value-type="float">
            <text:p>259,28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94147</text:p>
          </table:table-cell>
          <table:table-cell table:style-name="ce6" office:value-type="float" office:value="41915" calcext:value-type="float">
            <text:p>03/10/14</text:p>
          </table:table-cell>
          <table:table-cell table:style-name="ce7" office:value-type="float" office:value="33.71" calcext:value-type="float">
            <text:p>33,7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4727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368.16" calcext:value-type="float">
            <text:p>368,1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EAU SHEPELL LTD.</text:p>
          </table:table-cell>
          <table:table-cell table:style-name="ce5" office:value-type="string" calcext:value-type="string">
            <text:p>998071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1634" calcext:value-type="float">
            <text:p>1 634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8091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1672" calcext:value-type="float">
            <text:p>1 672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998363</text:p>
          </table:table-cell>
          <table:table-cell table:style-name="ce6" office:value-type="float" office:value="41934" calcext:value-type="float">
            <text:p>22/10/14</text:p>
          </table:table-cell>
          <table:table-cell table:style-name="ce7" office:value-type="float" office:value="933.4" calcext:value-type="float">
            <text:p>933,40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LL MEDIA INC.</text:p>
          </table:table-cell>
          <table:table-cell table:style-name="ce5" office:value-type="string" calcext:value-type="string">
            <text:p>999455</text:p>
          </table:table-cell>
          <table:table-cell table:style-name="ce6" office:value-type="float" office:value="41939" calcext:value-type="float">
            <text:p>27/10/14</text:p>
          </table:table-cell>
          <table:table-cell table:style-name="ce7" office:value-type="float" office:value="3499.99" calcext:value-type="float">
            <text:p>3 499,99</text:p>
          </table:table-cell>
          <table:table-cell/>
          <table:table-cell office:value-type="string" calcext:value-type="string">
            <text:p>PLACEMENTS ME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94608</text:p>
          </table:table-cell>
          <table:table-cell table:style-name="ce6" office:value-type="float" office:value="41918" calcext:value-type="float">
            <text:p>06/10/14</text:p>
          </table:table-cell>
          <table:table-cell table:style-name="ce7" office:value-type="float" office:value="881.54" calcext:value-type="float">
            <text:p>881,5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4799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969.7" calcext:value-type="float">
            <text:p>969,7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7964</text:p>
          </table:table-cell>
          <table:table-cell table:style-name="ce6" office:value-type="float" office:value="41933" calcext:value-type="float">
            <text:p>21/10/14</text:p>
          </table:table-cell>
          <table:table-cell table:style-name="ce7" office:value-type="float" office:value="77.78" calcext:value-type="float">
            <text:p>77,7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URCHETTE &amp; CIE CUISINE COMMUNAUTAIRE</text:p>
          </table:table-cell>
          <table:table-cell table:style-name="ce5" office:value-type="string" calcext:value-type="string">
            <text:p>998378</text:p>
          </table:table-cell>
          <table:table-cell table:style-name="ce6" office:value-type="float" office:value="41934" calcext:value-type="float">
            <text:p>22/10/14</text:p>
          </table:table-cell>
          <table:table-cell table:style-name="ce7" office:value-type="float" office:value="164" calcext:value-type="float">
            <text:p>164,00</text:p>
          </table:table-cell>
          <table:table-cell/>
          <table:table-cell office:value-type="string" calcext:value-type="string">
            <text:p>FRAIS DE RE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LAURIER</text:p>
          </table:table-cell>
          <table:table-cell table:style-name="ce5" office:value-type="string" calcext:value-type="string">
            <text:p>998323</text:p>
          </table:table-cell>
          <table:table-cell table:style-name="ce6" office:value-type="float" office:value="41934" calcext:value-type="float">
            <text:p>22/10/14</text:p>
          </table:table-cell>
          <table:table-cell table:style-name="ce7" office:value-type="float" office:value="513.37" calcext:value-type="float">
            <text:p>513,3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RESSION PARAGRAPH INC</text:p>
          </table:table-cell>
          <table:table-cell table:style-name="ce5" office:value-type="string" calcext:value-type="string">
            <text:p>997556</text:p>
          </table:table-cell>
          <table:table-cell table:style-name="ce6" office:value-type="float" office:value="41929" calcext:value-type="float">
            <text:p>17/10/14</text:p>
          </table:table-cell>
          <table:table-cell table:style-name="ce7" office:value-type="float" office:value="513.37" calcext:value-type="float">
            <text:p>513,3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ERRY KNOWLES INC.</text:p>
          </table:table-cell>
          <table:table-cell table:style-name="ce5" office:value-type="string" calcext:value-type="string">
            <text:p>994927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18.15" calcext:value-type="float">
            <text:p>18,1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1000940</text:p>
          </table:table-cell>
          <table:table-cell table:style-name="ce6" office:value-type="float" office:value="41943" calcext:value-type="float">
            <text:p>31/10/14</text:p>
          </table:table-cell>
          <table:table-cell table:style-name="ce7" office:value-type="float" office:value="378.58" calcext:value-type="float">
            <text:p>378,58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4981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23.8" calcext:value-type="float">
            <text:p>23,80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S FORLINI-DIVISION EQUIPEMENT DE SECURITE UNIVERSEL INC</text:p>
          </table:table-cell>
          <table:table-cell table:style-name="ce5" office:value-type="string" calcext:value-type="string">
            <text:p>998594</text:p>
          </table:table-cell>
          <table:table-cell table:style-name="ce6" office:value-type="float" office:value="41935" calcext:value-type="float">
            <text:p>23/10/14</text:p>
          </table:table-cell>
          <table:table-cell table:style-name="ce7" office:value-type="float" office:value="129.64" calcext:value-type="float">
            <text:p>129,64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NDUSTRIES POLY INC.</text:p>
          </table:table-cell>
          <table:table-cell table:style-name="ce5" office:value-type="string" calcext:value-type="string">
            <text:p>994920</text:p>
          </table:table-cell>
          <table:table-cell table:style-name="ce6" office:value-type="float" office:value="41919" calcext:value-type="float">
            <text:p>07/10/14</text:p>
          </table:table-cell>
          <table:table-cell table:style-name="ce7" office:value-type="float" office:value="124.46" calcext:value-type="float">
            <text:p>124,46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SERVICES EXP INC.</text:p>
          </table:table-cell>
          <table:table-cell table:style-name="ce5" office:value-type="string" calcext:value-type="string">
            <text:p>997675</text:p>
          </table:table-cell>
          <table:table-cell table:style-name="ce6" office:value-type="float" office:value="41932" calcext:value-type="float">
            <text:p>20/10/14</text:p>
          </table:table-cell>
          <table:table-cell table:style-name="ce7" office:value-type="float" office:value="3233.7" calcext:value-type="float">
            <text:p>3 233,7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48267</text:p>
          </table:table-cell>
          <table:table-cell table:style-name="ce6" office:value-type="float" office:value="41935" calcext:value-type="float">
            <text:p>23/10/14</text:p>
          </table:table-cell>
          <table:table-cell table:style-name="ce7" office:value-type="float" office:value="1472.72" calcext:value-type="float">
            <text:p>1 472,72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5909</text:p>
          </table:table-cell>
          <table:table-cell table:style-name="ce6" office:value-type="float" office:value="41935" calcext:value-type="float">
            <text:p>23/10/14</text:p>
          </table:table-cell>
          <table:table-cell table:style-name="ce7" office:value-type="float" office:value="1472.7" calcext:value-type="float">
            <text:p>1 472,70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5921</text:p>
          </table:table-cell>
          <table:table-cell table:style-name="ce6" office:value-type="float" office:value="41935" calcext:value-type="float">
            <text:p>23/10/14</text:p>
          </table:table-cell>
          <table:table-cell table:style-name="ce7" office:value-type="float" office:value="1472.7" calcext:value-type="float">
            <text:p>1 472,70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DRE DES INGENIEURS DU QUEBEC</text:p>
          </table:table-cell>
          <table:table-cell table:style-name="ce5" office:value-type="string" calcext:value-type="string">
            <text:p>993975</text:p>
          </table:table-cell>
          <table:table-cell table:style-name="ce6" office:value-type="float" office:value="41914" calcext:value-type="float">
            <text:p>02/10/14</text:p>
          </table:table-cell>
          <table:table-cell table:style-name="ce8" office:value-type="float" office:value="202.24" calcext:value-type="float">
            <text:p>202,24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TOTAL:</text:p>
          </table:table-cell>
          <table:table-cell table:style-name="ce9" table:formula="of:=SUM([.E11:.E232])" office:value-type="float" office:value="283990.34" calcext:value-type="float">
            <text:p>283 990,34</text:p>
          </table:table-cell>
          <table:table-cell table:number-columns-repeated="1019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par Fournisseur'.$A$1" table:cell-range-address="$'par Fournisseur'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Fournisseur" style:display-name="PageStyle_par Fournisseur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9" meta:object-count="0"/>
    <meta:generator>LibreOffice/4.3.5.2$Windows_x86 LibreOffice_project/3a87456aaa6a95c63eea1c1b3201acedf0751bd5</meta:generator>
  </office:meta>
</office:document-meta>
</file>